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159.05pt"/>
    </style:style>
    <style:style style:name="co3" style:family="table-column">
      <style:table-column-properties fo:break-before="auto" style:column-width="347.41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67.61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Tuner/Controller/Controller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8/23/2018 1:05:33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12.0mm_W4.4mm_P7.7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0 uF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12.0mm_W4.4mm_P7.7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5.0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12.0mm_W4.4mm_P7.7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5.0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1N4729A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s_Molex:Molex_KK-6410-06_06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s_Molex:Molex_KK-6410-06_06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s_Molex:Molex_KK-6410-06_06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s_Molex:Molex_KK-6410-06_06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s_Molex:Molex_KK-6410-06_06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s_Molex:Molex_KK-6410-06_06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Straight_1x06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s_Molex:Molex_KK-6410-06_06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Straight_1x06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s_Molex:Molex_KK-6410-06_06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 uH</text:p>
          </table:table-cell>
          <table:table-cell office:value-type="string" calcext:value-type="string">
            <text:p>Inductors_THT:L_Toroid_Vertical_L14.0mm_W6.3mm_P4.57mm_Pulse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00 uH</text:p>
          </table:table-cell>
          <table:table-cell office:value-type="string" calcext:value-type="string">
            <text:p>Inductors_THT:L_Toroid_Vertical_L14.0mm_W6.3mm_P4.57mm_Pulse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O_SOT_Packages_THT:TO-92_Molded_N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LS393</text:p>
          </table:table-cell>
          <table:table-cell office:value-type="string" calcext:value-type="string">
            <text:p>Housings_DIP:DIP-14_W7.62mm_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Housings_DIP:DIP-14_W7.62mm_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Housings_DIP:DIP-14_W7.62mm_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50_TO220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1</text:p>
          </table:table-cell>
          <table:table-cell office:value-type="string" calcext:value-type="string">
            <text:p>BLUEPILL</text:p>
          </table:table-cell>
          <table:table-cell office:value-type="string" calcext:value-type="string">
            <text:p>Controller:BLUEPI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1" meta:object-count="0"/>
    <meta:generator>LibreOffice/5.4.0.3$Windows_x86 LibreOffice_project/7556cbc6811c9d992f4064ab9287069087d7f62c</meta:generator>
  </office:meta>
</office:document-meta>
</file>